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A5A50D3425D3DABF.png" manifest:media-type="image/png"/>
  <manifest:file-entry manifest:full-path="Pictures/10000000000001C2000000F7D83F1D6C87E0F8C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1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1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officeooo:paragraph-rsid="00278a68"/>
    </style:style>
    <style:style style:name="P13" style:family="paragraph" style:parent-style-name="Text_20_body">
      <style:paragraph-properties fo:text-align="justify" style:justify-single-word="false"/>
      <style:text-properties officeooo:paragraph-rsid="00241277"/>
    </style:style>
    <style:style style:name="P14" style:family="paragraph" style:parent-style-name="Text_20_body">
      <style:text-properties officeooo:paragraph-rsid="002d1a17"/>
    </style:style>
    <style:style style:name="P15" style:family="paragraph" style:parent-style-name="Text_20_body">
      <style:paragraph-properties fo:text-align="justify" style:justify-single-word="false"/>
      <style:text-properties officeooo:rsid="002fff3c" officeooo:paragraph-rsid="002f4634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2e29b4" officeooo:paragraph-rsid="002f4634" style:font-weight-asian="bold" style:font-weight-complex="bold"/>
    </style:style>
    <style:style style:name="P17" style:family="paragraph" style:parent-style-name="Text_20_body">
      <style:text-properties officeooo:rsid="00309c73" officeooo:paragraph-rsid="00309c73"/>
    </style:style>
    <style:style style:name="P18" style:family="paragraph" style:parent-style-name="Text_20_body">
      <style:paragraph-properties fo:text-align="justify" style:justify-single-word="false"/>
      <style:text-properties officeooo:rsid="00338d80" officeooo:paragraph-rsid="00338d80"/>
    </style:style>
    <style:style style:name="P19" style:family="paragraph" style:parent-style-name="Text_20_body">
      <style:paragraph-properties fo:text-align="justify" style:justify-single-word="false"/>
      <style:text-properties officeooo:rsid="00338d80" officeooo:paragraph-rsid="0034975a"/>
    </style:style>
    <style:style style:name="P20" style:family="paragraph" style:parent-style-name="Text_20_body">
      <style:paragraph-properties fo:text-align="justify" style:justify-single-word="false"/>
      <style:text-properties officeooo:rsid="00338d80" officeooo:paragraph-rsid="003a73b0"/>
    </style:style>
    <style:style style:name="P21" style:family="paragraph" style:parent-style-name="Text_20_body">
      <style:paragraph-properties fo:text-align="justify" style:justify-single-word="false"/>
      <style:text-properties officeooo:rsid="003a73b0" officeooo:paragraph-rsid="003a73b0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4975a" officeooo:paragraph-rsid="0034975a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66c43" officeooo:paragraph-rsid="00366c43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e24b3" officeooo:paragraph-rsid="00278a68"/>
    </style:style>
    <style:style style:name="P2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2" style:family="paragraph" style:parent-style-name="Notas_20_Informativas">
      <style:text-properties fo:font-size="12pt" officeooo:paragraph-rsid="0025cabe" style:font-size-asian="12pt" style:font-size-complex="12pt"/>
    </style:style>
    <style:style style:name="P33" style:family="paragraph" style:parent-style-name="Notas_20_Informativas">
      <style:text-properties fo:font-size="12pt" officeooo:paragraph-rsid="002d1a17" style:font-size-asian="12pt" style:font-size-complex="12pt"/>
    </style:style>
    <style:style style:name="P34" style:family="paragraph" style:parent-style-name="Notas_20_Informativas">
      <style:paragraph-properties fo:text-align="justify" style:justify-single-word="false"/>
      <style:text-properties style:font-name="Calibri1" fo:font-size="12pt" officeooo:rsid="0025cabe" officeooo:paragraph-rsid="0025cabe" style:font-name-asian="Webdings" style:font-size-asian="12pt" style:font-name-complex="Webdings" style:font-size-complex="12pt"/>
    </style:style>
    <style:style style:name="P35" style:family="paragraph" style:parent-style-name="Notas_20_Informativas">
      <style:text-properties officeooo:paragraph-rsid="002d1a17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Text_20_body">
      <style:paragraph-properties fo:text-align="justify" style:justify-single-word="false"/>
      <style:text-properties officeooo:rsid="00338d80" officeooo:paragraph-rsid="003e0e77"/>
    </style:style>
    <style:style style:name="P39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style:font-name-asian="Webdings" style:font-name-complex="Webdings"/>
    </style:style>
    <style:style style:name="T5" style:family="text">
      <style:text-properties style:font-name="Webdings" fo:font-size="12pt" style:font-name-asian="Webdings" style:font-size-asian="12pt" style:font-name-complex="Webdings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24b3" style:font-weight-asian="bold" style:font-weight-complex="bold"/>
    </style:style>
    <style:style style:name="T8" style:family="text">
      <style:text-properties fo:font-weight="bold" officeooo:rsid="003a73b0" style:font-weight-asian="bold" style:font-weight-complex="bold"/>
    </style:style>
    <style:style style:name="T9" style:family="text">
      <style:text-properties fo:font-weight="bold" officeooo:rsid="0038bb8a" style:font-weight-asian="bold" style:font-weight-complex="bold"/>
    </style:style>
    <style:style style:name="T10" style:family="text">
      <style:text-properties fo:font-weight="bold" officeooo:rsid="00338d8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style:font-name="Calibri1" fo:font-size="12pt" style:font-size-asian="12pt" style:font-size-complex="12pt"/>
    </style:style>
    <style:style style:name="T14" style:family="text">
      <style:text-properties style:font-name="Calibri1" fo:font-size="12pt" officeooo:rsid="0013cf67" style:font-size-asian="12pt" style:font-size-complex="12pt"/>
    </style:style>
    <style:style style:name="T15" style:family="text">
      <style:text-properties style:font-name="Calibri1" fo:font-size="12pt" style:font-name-asian="Webdings" style:font-size-asian="12pt" style:font-name-complex="Webdings" style:font-size-complex="12pt"/>
    </style:style>
    <style:style style:name="T16" style:family="text">
      <style:text-properties style:font-name="Calibri1" fo:font-size="12pt" officeooo:rsid="002d1a17" style:font-name-asian="Webdings" style:font-size-asian="12pt" style:font-name-complex="Webdings" style:font-size-complex="12pt"/>
    </style:style>
    <style:style style:name="T17" style:family="text">
      <style:text-properties style:font-name="Calibri1" officeooo:rsid="0025cabe" style:font-name-asian="Webdings" style:font-name-complex="Webdings"/>
    </style:style>
    <style:style style:name="T18" style:family="text">
      <style:text-properties style:font-name="Calibri1" officeooo:rsid="00325fa3" style:font-name-asian="Webdings" style:font-name-complex="Webdings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fff3c" style:font-weight-asian="normal" style:font-weight-complex="normal"/>
    </style:style>
    <style:style style:name="T21" style:family="text">
      <style:text-properties fo:font-weight="normal" officeooo:rsid="002f4634" style:font-weight-asian="normal" style:font-weight-complex="normal"/>
    </style:style>
    <style:style style:name="T22" style:family="text">
      <style:text-properties fo:font-weight="normal" officeooo:rsid="003b6112" style:font-weight-asian="normal" style:font-weight-complex="normal"/>
    </style:style>
    <style:style style:name="T23" style:family="text">
      <style:text-properties officeooo:rsid="0032187e"/>
    </style:style>
    <style:style style:name="T24" style:family="text">
      <style:text-properties officeooo:rsid="00338d80"/>
    </style:style>
    <style:style style:name="T25" style:family="text">
      <style:text-properties officeooo:rsid="0034975a"/>
    </style:style>
    <style:style style:name="T26" style:family="text">
      <style:text-properties officeooo:rsid="00366c43"/>
    </style:style>
    <style:style style:name="T27" style:family="text">
      <style:text-properties officeooo:rsid="0038bb8a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3a73b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3e0e77" style:font-weight-asian="bold" style:font-weight-complex="bold"/>
    </style:style>
    <style:style style:name="T31" style:family="text">
      <style:text-properties officeooo:rsid="003a73b0"/>
    </style:style>
    <style:style style:name="T32" style:family="text">
      <style:text-properties officeooo:rsid="003e0e7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Entregable 1ª Evaluación - Individual" text:name="Tema"/>
        <text:user-field-decl office:value-type="string" office:string-value="5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36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D83F1D6C87E0F8C2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9"><text:user-field-get text:name="Tema">Entregable 1ª Evaluación - Individual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8">Sergio García Barea</text:p>
      <text:p text:style-name="P27"><text:span text:style-name="T11"><text:s/></text:span><text:a xlink:type="simple" xlink:href="mailto:mail@ceedcv.e" text:style-name="Internet_20_link" text:visited-style-name="Visited_20_Internet_20_Link"><text:span text:style-name="T14">sergio.garcia</text:span></text:a><text:a xlink:type="simple" xlink:href="mailto:mail@ceedcv.e" text:style-name="Internet_20_link" text:visited-style-name="Visited_20_Internet_20_Link"><text:span text:style-name="T13">@ceedcv.e</text:span></text:a><text:span text:style-name="T12">s</text:span></text:p>
      <text:p text:style-name="P30">201<text:span text:style-name="T24">8</text:span>/201<text:span text:style-name="T24">9</text:span></text:p>
      <text:p text:style-name="P29"><text:tab/><text:tab/><text:tab/><text:tab/><text:tab/><text:tab/><text:tab/><text:tab/><text:tab/><text:tab/>Versión:<text:date style:data-style-name="N104" text:date-value="2018-11-15T16:31:03.047515600">181115</text:date>.<text:time style:data-style-name="N105" text:time-value="2018-11-15T16:31:03.047715509">1628</text:time></text:p>
      <text:p text:style-name="P3"><text:soft-page-break/></text:p>
      <text:p text:style-name="Standard"/>
      <text:p text:style-name="P11"/>
      <text:p text:style-name="P11">Licencia</text:p>
      <text:p text:style-name="Standard"/>
      <text:p text:style-name="P26"><draw:frame draw:style-name="fr3" draw:name="gráficos3" text:anchor-type="paragraph" svg:x="0.741cm" svg:y="0cm" svg:width="2cm" svg:height="0.7cm" draw:z-index="2"><draw:image xlink:href="Pictures/100000000000007600000029A5A50D3425D3DABF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2"/>
      <text:p text:style-name="Notas_20_Informativas"><text:span text:style-name="T3"> </text:span>Atención</text:p>
      <text:p text:style-name="P22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1">1.Boletín de ejercicios<text:tab/>3</text:p>
        </text:index-body>
      </text:table-of-content>
      <text:p text:style-name="Standard"/>
      <text:p text:style-name="P37"/>
      <text:p text:style-name="Standard"/>
      <text:p text:style-name="Titulo"><text:user-field-get text:name="Tema">Entregable 1ª Evaluación - Individual</text:user-field-get></text:p>
      <text:p text:style-name="Titulo"/>
      <text:h text:style-name="P39" text:outline-level="1">Boletín de ejercicios</text:h>
      <text:p text:style-name="P17">Este entregable se realiza de forma individual.</text:p>
      <text:p text:style-name="P33"><text:span text:style-name="T4"> </text:span><text:span text:style-name="T17">Intentar que el programa sea lo </text:span><text:span text:style-name="T18">más</text:span><text:span text:style-name="T17"> claro y estructurado posible, así como incluir comentarios en sitios clave para facilitar la comprensión del mismo.</text:span></text:p>
      <text:p text:style-name="P14"/>
      <text:p text:style-name="P35"><text:span text:style-name="T5"></text:span><text:span text:style-name="T15"> </text:span><text:span text:style-name="T16">La entrega de estos ejercicios se realizará mediante vuestra cuenta BitBucket.</text:span></text:p>
      <text:p text:style-name="Text_20_body"/>
      <text:p text:style-name="P32"><text:span text:style-name="T4"> </text:span><text:span text:style-name="T17"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span></text:p>
      <text:p text:style-name="P34">La copia se castiga con el suspenso del módulo completo.</text:p>
      <text:p text:style-name="P12"/>
      <text:p text:style-name="P16">Plazo de entrega: <text:span text:style-name="T19">hasta el </text:span><text:span text:style-name="T21">2</text:span><text:span text:style-name="T22">5</text:span><text:span text:style-name="T19"> de </text:span><text:span text:style-name="T21">noviembre</text:span><text:span text:style-name="T19"> </text:span><text:span text:style-name="T20">de 201</text:span><text:span text:style-name="T22">8</text:span><text:span text:style-name="T19">.</text:span></text:p>
      <text:p text:style-name="P15"><text:span text:style-name="T6">Peso de la nota: </text:span><text:span text:style-name="T21">10</text:span>% de la nota (Total entr<text:span text:style-name="T23">e</text:span>gables 35% de la nota).</text:p>
      <text:p text:style-name="P25">Nuestra practica debe contener lo siguiente:</text:p>
      <text:p text:style-name="P18"><text:span text:style-name="T6">1)</text:span> Un campo de un formulario donde introducir <text:span text:style-name="T28">nuestro nombre y un botón “Introducir nombre”</text:span>. Al pulsar este botón, si el campo de texto tiene <text:span text:style-name="T28">menos de 4 letras</text:span> mostrará el mensaje “El nombre debe tener 4 o más letras” mediante un alert. Si supera las 4 letras pero <text:span text:style-name="T28">tiene algún número</text:span>, aparecerá un alert diciendo “Números no permitidos”.</text:p>
      <text:p text:style-name="P38">Si <text:span text:style-name="T31">las dos anteriores comprobaciones son correctas, se realizará una comprobación </text:span><text:span text:style-name="T29">envi</text:span><text:span text:style-name="T30">ando</text:span><text:span text:style-name="T29"> por AJAX </text:span><text:span text:style-name="T30">y usando el método POST</text:span><text:span text:style-name="T31"> dicho nombre a la url </text:span><text:a xlink:type="simple" xlink:href="http://hispabyte.net/DWEC/entregable1.php" text:style-name="Internet_20_link" text:visited-style-name="Visited_20_Internet_20_Link"><text:span text:style-name="T31">http://hispabyte.net/DWEC/entregable1.php</text:span></text:a><text:span text:style-name="T31"> y si responde </text:span><text:span text:style-name="T8">OK</text:span> se cambiará dicho nombre en el elemento HTML <text:span text:style-name="T31">(como se indica más adelante)</text:span>, <text:span text:style-name="T27">pero si responde </text:span><text:span text:style-name="T9">ERROR</text:span><text:span text:style-name="T27"> se mostrará un alert pidiendo que el número letras sea impar</text:span>.</text:p>
      <text:p text:style-name="P20"><text:s/>Si finalmente todo es correcto, <text:span text:style-name="T6">se modificará algún elemento HTML</text:span> (por ejemplo, un p dentro de un div) para que muestre el mensaje <text:span text:style-name="T31">(</text:span>“A luchar <text:span text:style-name="T31">héroe</text:span> :” <text:soft-page-break/>+ nombre<text:span text:style-name="T31">)</text:span> y activará un botón llamado “Jugar”. </text:p>
      <text:p text:style-name="P21">Si el botón “Introducir nombre”, <text:s/><text:span text:style-name="T6">se pulsa más de una vez, se repetirá el proceso</text:span>. </text:p>
      <text:p text:style-name="P21"/>
      <text:p text:style-name="P13"><text:span text:style-name="T7">2</text:span><text:span text:style-name="T6">)</text:span> <text:span text:style-name="T24">Habrá un </text:span><text:span text:style-name="T10">botón “Jugar”</text:span><text:span text:style-name="T24">, inicialmente deshabilitado y que se habilitará cuando se introduzca un nombre con éxito (ver apartado anterior).</text:span></text:p>
      <text:p text:style-name="P18">Este botón generará una <text:span text:style-name="T6">tabla de 15x15</text:span>. Cada celda contendrá una imagen de un suelo, excepto la <text:span text:style-name="T32">más</text:span> arriba a la izquierda que contendrá “a nuestro <text:span text:style-name="T25">héroe</text:span>” y la más abajo a la derecha que contendrá un cofre.</text:p>
      <text:p text:style-name="P19">Para <text:span text:style-name="T25">las imágenes</text:span> <text:span text:style-name="T25">podéis usar imágenes que os gusten o “tileset” de algún video juego. Un ejemplo este </text:span><text:a xlink:type="simple" xlink:href="https://www.spriters-resource.com/snes/legendofzeldaalinktothepast/sheet/28736/" text:style-name="Internet_20_link" text:visited-style-name="Visited_20_Internet_20_Link"><text:span text:style-name="T25">https://www.spriters-resource.com/snes/legendofzeldaalinktothepast/sheet/28736/</text:span></text:a></text:p>
      <text:p text:style-name="P23">Al pulsarse el botón “Jugar”, <text:span text:style-name="T6">desaparecerá el botón “Introducir nombre” y aparecerá un botón “Tirar dado”</text:span> y una imagen para el dado.</text:p>
      <text:p text:style-name="P23"/>
      <text:p text:style-name="P23"><text:span text:style-name="T6">3)</text:span> El botón “Tirar dado” y su imagen asociada (Que inicialmente mostrará un uno en el dado). Al pulsar <text:span text:style-name="T6">“Tirar dado”, se obtendrá un número aleatorio entre el 1 y el 6</text:span>, cambiándose la imagen del dado por la del número obtenido.</text:p>
      <text:p text:style-name="P23">Cada vez que tiremos el dado se <text:span text:style-name="T6">actualizará un contador de tiradas realizadas</text:span>.</text:p>
      <text:p text:style-name="P23">Además en la tabla de las imágenes, <text:span text:style-name="T6">se pondrá de color rojo las casillas a las que el héroe podría mover </text:span>(Suponemos el héroe solo puede moverse en horizontal y vertical).</text:p>
      <text:p text:style-name="P23">Para cambiar a rojo, se puede cambiar el borde a ese color o cambiar la imagen por alguna imagen roja, como queráis.</text:p>
      <text:p text:style-name="P23">Si hacemos click en una de ellas, <text:span text:style-name="T6">el héroe se moverá a ella</text:span>, dejando una casilla de suelo donde estaba anteriormente el <text:span text:style-name="T27">héroe</text:span> y quitando cualquier casilla en rojo.</text:p>
      <text:p text:style-name="P23">Si la casilla a la que llega <text:span text:style-name="T6">el héroe es el cofre</text:span>, se mostrará con un alert el mensaje “<text:span text:style-name="T27">Héroe</text:span>, has llegado al cofre en ”+numeroTiradas+” tiradas”.</text:p>
      <text:p text:style-name="P23"/>
      <text:p text:style-name="P23"><text:span text:style-name="T6">4)</text:span> Al ganar, habrá que comprobar si en el <text:span text:style-name="T6">LocalStorage</text:span> <text:span text:style-name="T26">hay guardado un valor “recordTiradas”.</text:span></text:p>
      <text:p text:style-name="P24">Si no lo hay, se mostrará un <text:span text:style-name="T6">mensaje</text:span> <text:span text:style-name="T25">“Héroe, has </text:span>establecido un <text:span text:style-name="T27">récord</text:span> de tiradas con<text:span text:style-name="T25"> ”+numeroTiradas+” tiradas”. </text:span>Y se <text:span text:style-name="T6">actualizará</text:span> el valor “recordTiradas”.</text:p>
      <text:p text:style-name="P24">Si si lo había, deberéis mostrar un mensaje<text:span text:style-name="T6"> si no ha superado el </text:span><text:span text:style-name="T9">récord</text:span> de tiradas mínimas (“<text:span text:style-name="T27">Récord</text:span> no superado, el actual <text:span text:style-name="T27">récord</text:span> es “+recordTiradas) o <text:span text:style-name="T6">si lo ha superado</text:span>, mostrar otro mensaje <text:span text:style-name="T27">similar</text:span> al primero y actualizar el valor de “recordTiradas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Entregable 1ª Evaluación - Individual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 </text:span><text:span text:style-name="MT1"><text:user-field-get text:name="Tema">Entregable 1ª Evaluación - Individual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22M51S</meta:editing-duration>
    <meta:editing-cycles>28</meta:editing-cycles>
    <meta:generator>LibreOffice/6.1.3.2$Linux_X86_64 LibreOffice_project/10$Build-2</meta:generator>
    <dc:title>Plantilla CEED</dc:title>
    <dc:date>2018-11-15T16:31:02.326809079</dc:date>
    <meta:document-statistic meta:table-count="0" meta:image-count="2" meta:object-count="0" meta:page-count="4" meta:paragraph-count="47" meta:word-count="769" meta:character-count="4717" meta:non-whitespace-character-count="3971"/>
    <meta:template xlink:type="simple" xlink:actuate="onRequest" xlink:title="Plantilla CEED" xlink:href="../../../../../../.config/libreoffice/4/user/template/Plantilla%20CEED.ott" meta:date="2016-09-29T09:38:56.073759322"/>
  </office:meta>
</office:document-meta>
</file>